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36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sdaghawefawegt<text:tab/>wE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08:36:07.095112000</meta:creation-date>
    <dc:date>2013-08-13T08:38:06.921366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4.1.0.4$MacOSX_x86 LibreOffice_project/89ea49ddacd9aa532507cbf852f2bb22b1ace28</meta:generator>
  </office:meta>
</office:document-meta>
</file>